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officeooo:paragraph-rsid="000eaa0a"/>
    </style:style>
    <style:style style:name="P3" style:family="paragraph" style:parent-style-name="Text_20_body">
      <style:text-properties officeooo:paragraph-rsid="0011138a"/>
    </style:style>
    <style:style style:name="P4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paragraph-rsid="002ef8d0"/>
    </style:style>
    <style:style style:name="P13" style:family="paragraph" style:parent-style-name="Text_20_body">
      <style:text-properties officeooo:rsid="00328fd8" officeooo:paragraph-rsid="00328fd8"/>
    </style:style>
    <style:style style:name="P14" style:family="paragraph" style:parent-style-name="Text_20_body">
      <style:text-properties officeooo:rsid="003cc698" officeooo:paragraph-rsid="003cc698"/>
    </style:style>
    <style:style style:name="P15" style:family="paragraph" style:parent-style-name="Text_20_body">
      <style:text-properties officeooo:rsid="003b913f" officeooo:paragraph-rsid="003b913f"/>
    </style:style>
    <style:style style:name="P16" style:family="paragraph" style:parent-style-name="Text_20_body">
      <style:text-properties officeooo:rsid="0033ba4d" officeooo:paragraph-rsid="0033ba4d"/>
    </style:style>
    <style:style style:name="P17" style:family="paragraph" style:parent-style-name="Text_20_body">
      <style:text-properties fo:font-weight="bold" officeooo:paragraph-rsid="000eaa0a" style:font-weight-asian="bold" style:font-weight-complex="bold"/>
    </style:style>
    <style:style style:name="P18" style:family="paragraph" style:parent-style-name="Text_20_body">
      <style:text-properties officeooo:rsid="003d615d" officeooo:paragraph-rsid="003d615d"/>
    </style:style>
    <style:style style:name="P19" style:family="paragraph" style:parent-style-name="Text_20_body">
      <style:text-properties fo:font-style="italic" officeooo:rsid="003e4c3f" officeooo:paragraph-rsid="003e4c3f" style:font-style-asian="italic" style:font-style-complex="italic"/>
    </style:style>
    <style:style style:name="P20" style:family="paragraph" style:parent-style-name="Text_20_body">
      <style:text-properties officeooo:rsid="003eb7ed" officeooo:paragraph-rsid="003eb7ed"/>
    </style:style>
    <style:style style:name="P21" style:family="paragraph" style:parent-style-name="Text_20_body">
      <style:text-properties officeooo:rsid="0041ba0f" officeooo:paragraph-rsid="0041ba0f"/>
    </style:style>
    <style:style style:name="P22" style:family="paragraph" style:parent-style-name="Text_20_body">
      <style:text-properties officeooo:rsid="004379fb" officeooo:paragraph-rsid="004379fb"/>
    </style:style>
    <style:style style:name="P23" style:family="paragraph" style:parent-style-name="Text_20_body">
      <style:text-properties officeooo:rsid="00474642" officeooo:paragraph-rsid="004a75cf"/>
    </style:style>
    <style:style style:name="P24" style:family="paragraph" style:parent-style-name="Text_20_body">
      <style:text-properties officeooo:paragraph-rsid="004a75cf"/>
    </style:style>
    <style:style style:name="P25" style:family="paragraph" style:parent-style-name="Text_20_body">
      <style:text-properties officeooo:rsid="004a8488" officeooo:paragraph-rsid="004a8488"/>
    </style:style>
    <style:style style:name="P2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Heading_20_1" style:master-page-name="Corps_20_du_20_document">
      <style:paragraph-properties style:page-number="1" fo:break-before="page"/>
      <style:text-properties officeooo:rsid="00328fd8" officeooo:paragraph-rsid="00328fd8"/>
    </style:style>
    <style:style style:name="P29" style:family="paragraph" style:parent-style-name="Heading_20_1">
      <style:paragraph-properties fo:break-before="page"/>
      <style:text-properties officeooo:rsid="0035365a" officeooo:paragraph-rsid="0035365a"/>
    </style:style>
    <style:style style:name="P30" style:family="paragraph" style:parent-style-name="Heading_20_1">
      <style:paragraph-properties fo:break-before="page"/>
      <style:text-properties officeooo:rsid="003cc698" officeooo:paragraph-rsid="003cc698"/>
    </style:style>
    <style:style style:name="P31" style:family="paragraph" style:parent-style-name="Heading_20_1">
      <style:paragraph-properties fo:break-before="page"/>
      <style:text-properties officeooo:rsid="000d02cf" officeooo:paragraph-rsid="0011138a"/>
    </style:style>
    <style:style style:name="P32" style:family="paragraph" style:parent-style-name="Heading_20_2">
      <style:text-properties officeooo:rsid="00328fd8" officeooo:paragraph-rsid="00328fd8"/>
    </style:style>
    <style:style style:name="P33" style:family="paragraph" style:parent-style-name="Heading_20_2">
      <style:text-properties officeooo:rsid="0036a31f" officeooo:paragraph-rsid="0036a31f"/>
    </style:style>
    <style:style style:name="P34" style:family="paragraph" style:parent-style-name="Heading_20_2">
      <style:text-properties officeooo:rsid="003b913f" officeooo:paragraph-rsid="003b913f"/>
    </style:style>
    <style:style style:name="P35" style:family="paragraph" style:parent-style-name="Heading_20_2">
      <style:text-properties officeooo:rsid="003cc698" officeooo:paragraph-rsid="003cc698"/>
    </style:style>
    <style:style style:name="P36" style:family="paragraph" style:parent-style-name="Heading_20_2">
      <style:text-properties officeooo:rsid="003fc1a7" officeooo:paragraph-rsid="003fc1a7"/>
    </style:style>
    <style:style style:name="P37" style:family="paragraph" style:parent-style-name="Heading_20_2">
      <style:text-properties officeooo:rsid="000d1405" officeooo:paragraph-rsid="0011138a"/>
    </style:style>
    <style:style style:name="P38" style:family="paragraph" style:parent-style-name="Heading_20_2">
      <style:text-properties officeooo:rsid="0011138a" officeooo:paragraph-rsid="0011138a"/>
    </style:style>
    <style:style style:name="P39" style:family="paragraph" style:parent-style-name="Heading_20_2">
      <style:text-properties officeooo:rsid="004eb8cb" officeooo:paragraph-rsid="002ceee8"/>
    </style:style>
    <style:style style:name="P40" style:family="paragraph" style:parent-style-name="Heading_20_2">
      <style:text-properties officeooo:rsid="004ce6b4" officeooo:paragraph-rsid="004ce6b4"/>
    </style:style>
    <style:style style:name="P41" style:family="paragraph" style:parent-style-name="Text_20_body" style:master-page-name="First_20_Page">
      <style:paragraph-properties style:page-number="auto"/>
    </style:style>
    <style:style style:name="P42" style:family="paragraph" style:parent-style-name="Text_20_body" style:list-style-name="L1">
      <style:text-properties officeooo:rsid="0029376f" officeooo:paragraph-rsid="0031a682"/>
    </style:style>
    <style:style style:name="P43" style:family="paragraph" style:parent-style-name="Text_20_body" style:list-style-name="L1">
      <style:text-properties officeooo:rsid="0029376f" officeooo:paragraph-rsid="0029376f"/>
    </style:style>
    <style:style style:name="P44" style:family="paragraph" style:parent-style-name="Text_20_body" style:list-style-name="L2">
      <style:text-properties officeooo:rsid="00328fd8" officeooo:paragraph-rsid="00328fd8"/>
    </style:style>
    <style:style style:name="P45" style:family="paragraph" style:parent-style-name="Text_20_body" style:list-style-name="L3">
      <style:text-properties officeooo:rsid="00328fd8" officeooo:paragraph-rsid="00328fd8"/>
    </style:style>
    <style:style style:name="P46" style:family="paragraph" style:parent-style-name="Text_20_body" style:list-style-name="L3">
      <style:text-properties officeooo:rsid="0039ed35" officeooo:paragraph-rsid="0039ed35"/>
    </style:style>
    <style:style style:name="P47" style:family="paragraph" style:parent-style-name="Text_20_body" style:list-style-name="L4">
      <style:text-properties officeooo:rsid="0041ba0f" officeooo:paragraph-rsid="0041ba0f"/>
    </style:style>
    <style:style style:name="P48" style:family="paragraph" style:parent-style-name="Text_20_body" style:list-style-name="L4">
      <style:text-properties officeooo:rsid="0041e228" officeooo:paragraph-rsid="0041e228"/>
    </style:style>
    <style:style style:name="P49" style:family="paragraph" style:parent-style-name="Text_20_body" style:list-style-name="L4">
      <style:text-properties officeooo:rsid="00426bb4" officeooo:paragraph-rsid="00426bb4"/>
    </style:style>
    <style:style style:name="P50" style:family="paragraph" style:parent-style-name="Text_20_body" style:list-style-name="L5">
      <style:text-properties officeooo:paragraph-rsid="004a75cf"/>
    </style:style>
    <style:style style:name="P51" style:family="paragraph" style:parent-style-name="Text_20_body" style:list-style-name="L6">
      <style:text-properties officeooo:rsid="004379fb" officeooo:paragraph-rsid="004379fb"/>
    </style:style>
    <style:style style:name="P52" style:family="paragraph" style:parent-style-name="Text_20_body" style:list-style-name="L6">
      <style:text-properties officeooo:rsid="00474642" officeooo:paragraph-rsid="00474642"/>
    </style:style>
    <style:style style:name="P53" style:family="paragraph" style:parent-style-name="Text_20_body" style:list-style-name="L6">
      <style:text-properties officeooo:rsid="00456338" officeooo:paragraph-rsid="00456338"/>
    </style:style>
    <style:style style:name="P54" style:family="paragraph" style:parent-style-name="Text_20_body">
      <style:text-properties officeooo:rsid="004a8488" officeooo:paragraph-rsid="004a8488"/>
    </style:style>
    <style:style style:name="P55" style:family="paragraph" style:parent-style-name="Text_20_body">
      <style:text-properties officeooo:rsid="00507735" officeooo:paragraph-rsid="00507735"/>
    </style:style>
    <style:style style:name="P56" style:family="paragraph" style:parent-style-name="Text_20_body">
      <style:text-properties officeooo:rsid="00507735" officeooo:paragraph-rsid="005d488b"/>
    </style:style>
    <style:style style:name="P57" style:family="paragraph" style:parent-style-name="Text_20_body">
      <style:text-properties officeooo:rsid="0052a85d" officeooo:paragraph-rsid="0052a85d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officeooo:paragraph-rsid="000eaa0a"/>
    </style:style>
    <style:style style:name="P59" style:family="paragraph" style:parent-style-name="Text_20_body">
      <style:text-properties officeooo:paragraph-rsid="000eaa0a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officeooo:paragraph-rsid="00557ca7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officeooo:paragraph-rsid="00557ca7"/>
    </style:style>
    <style:style style:name="P62" style:family="paragraph" style:parent-style-name="Text_20_body">
      <style:paragraph-properties fo:margin-left="2.501cm" fo:margin-right="0cm" fo:text-indent="0cm" style:auto-text-indent="false"/>
      <style:text-properties officeooo:paragraph-rsid="00557ca7"/>
    </style:style>
    <style:style style:name="P63" style:family="paragraph" style:parent-style-name="Text_20_body">
      <style:paragraph-properties fo:margin-left="2.501cm" fo:margin-right="0cm" fo:text-indent="0cm" style:auto-text-indent="false"/>
      <style:text-properties officeooo:paragraph-rsid="00557ca7"/>
    </style:style>
    <style:style style:name="P64" style:family="paragraph" style:parent-style-name="Text_20_body">
      <style:text-properties officeooo:paragraph-rsid="00557ca7"/>
    </style:style>
    <style:style style:name="P65" style:family="paragraph" style:parent-style-name="Text_20_body">
      <style:paragraph-properties fo:margin-left="3.752cm" fo:margin-right="0cm" fo:text-indent="0cm" style:auto-text-indent="false"/>
      <style:text-properties officeooo:paragraph-rsid="00557ca7"/>
    </style:style>
    <style:style style:name="P66" style:family="paragraph" style:parent-style-name="Text_20_body">
      <style:text-properties fo:font-size="7pt" officeooo:paragraph-rsid="000eaa0a" style:font-size-asian="6.09999990463257pt" style:font-size-complex="7pt"/>
    </style:style>
    <style:style style:name="P67" style:family="paragraph" style:parent-style-name="Text_20_body">
      <style:paragraph-properties fo:margin-left="1.251cm" fo:margin-right="0cm" fo:text-indent="0cm" style:auto-text-indent="false"/>
      <style:text-properties officeooo:paragraph-rsid="00573e82"/>
    </style:style>
    <style:style style:name="P68" style:family="paragraph" style:parent-style-name="Text_20_body">
      <style:text-properties officeooo:paragraph-rsid="00573e82"/>
    </style:style>
    <style:style style:name="P69" style:family="paragraph" style:parent-style-name="Text_20_body">
      <style:paragraph-properties fo:margin-left="2.501cm" fo:margin-right="0cm" fo:text-indent="0cm" style:auto-text-indent="false"/>
      <style:text-properties officeooo:paragraph-rsid="00573e82"/>
    </style:style>
    <style:style style:name="P70" style:family="paragraph" style:parent-style-name="Text_20_body">
      <style:paragraph-properties fo:margin-left="3.752cm" fo:margin-right="0cm" fo:text-indent="0cm" style:auto-text-indent="false"/>
      <style:text-properties officeooo:paragraph-rsid="00573e82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paragraph-rsid="00573e82"/>
    </style:style>
    <style:style style:name="P72" style:family="paragraph" style:parent-style-name="Text_20_body">
      <style:text-properties fo:font-style="italic" officeooo:paragraph-rsid="000eaa0a" style:font-style-asian="italic" style:font-style-complex="italic"/>
    </style:style>
    <style:style style:name="P73" style:family="paragraph" style:parent-style-name="Text_20_body">
      <style:text-properties fo:font-style="italic" fo:font-weight="normal" officeooo:paragraph-rsid="000eaa0a" style:font-style-asian="italic" style:font-weight-asian="normal" style:font-style-complex="italic" style:font-weight-complex="normal"/>
    </style:style>
    <style:style style:name="P74" style:family="paragraph" style:parent-style-name="Text_20_body" style:list-style-name="L7">
      <style:text-properties officeooo:paragraph-rsid="005bd64c"/>
    </style:style>
    <style:style style:name="P75" style:family="paragraph" style:parent-style-name="Text_20_body">
      <style:text-properties style:font-name="Arial1" fo:font-size="10pt" officeooo:rsid="0018aa38" officeooo:paragraph-rsid="00507735" style:font-size-asian="10pt" style:font-size-complex="10pt"/>
    </style:style>
    <style:style style:name="T1" style:family="text">
      <style:text-properties officeooo:rsid="003a9cb0"/>
    </style:style>
    <style:style style:name="T2" style:family="text">
      <style:text-properties officeooo:rsid="0018e4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1a682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officeooo:rsid="003d08c6"/>
    </style:style>
    <style:style style:name="T7" style:family="text">
      <style:text-properties officeooo:rsid="003a0c7e"/>
    </style:style>
    <style:style style:name="T8" style:family="text">
      <style:text-properties officeooo:rsid="002ef8d0"/>
    </style:style>
    <style:style style:name="T9" style:family="text">
      <style:text-properties officeooo:rsid="00315fc8"/>
    </style:style>
    <style:style style:name="T10" style:family="text">
      <style:text-properties officeooo:rsid="0031a682"/>
    </style:style>
    <style:style style:name="T11" style:family="text">
      <style:text-properties officeooo:rsid="0032540a"/>
    </style:style>
    <style:style style:name="T12" style:family="text">
      <style:text-properties officeooo:rsid="0038139d"/>
    </style:style>
    <style:style style:name="T13" style:family="text">
      <style:text-properties officeooo:rsid="003b913f"/>
    </style:style>
    <style:style style:name="T14" style:family="text">
      <style:text-properties officeooo:rsid="003baf39"/>
    </style:style>
    <style:style style:name="T15" style:family="text">
      <style:text-properties officeooo:rsid="003cdfbd"/>
    </style:style>
    <style:style style:name="T16" style:family="text">
      <style:text-properties officeooo:rsid="0041ba0f"/>
    </style:style>
    <style:style style:name="T17" style:family="text">
      <style:text-properties officeooo:rsid="00426bb4"/>
    </style:style>
    <style:style style:name="T18" style:family="text">
      <style:text-properties officeooo:rsid="00474642"/>
    </style:style>
    <style:style style:name="T19" style:family="text">
      <style:text-properties officeooo:rsid="004942f1"/>
    </style:style>
    <style:style style:name="T20" style:family="text">
      <style:text-properties officeooo:rsid="0049b48c"/>
    </style:style>
    <style:style style:name="T21" style:family="text">
      <style:text-properties officeooo:rsid="004a75cf"/>
    </style:style>
    <style:style style:name="T22" style:family="text">
      <style:text-properties officeooo:rsid="004a8488"/>
    </style:style>
    <style:style style:name="T23" style:family="text">
      <style:text-properties officeooo:rsid="004e9878"/>
    </style:style>
    <style:style style:name="T24" style:family="text">
      <style:text-properties officeooo:rsid="00502988"/>
    </style:style>
    <style:style style:name="T25" style:family="text">
      <style:text-properties officeooo:rsid="0054edc6"/>
    </style:style>
    <style:style style:name="T26" style:family="text">
      <style:text-properties officeooo:rsid="00557ca7"/>
    </style:style>
    <style:style style:name="T27" style:family="text">
      <style:text-properties officeooo:rsid="00573e82"/>
    </style:style>
    <style:style style:name="T28" style:family="text">
      <style:text-properties officeooo:rsid="005ac880"/>
    </style:style>
    <style:style style:name="T29" style:family="text">
      <style:text-properties officeooo:rsid="005bccee"/>
    </style:style>
    <style:style style:name="T30" style:family="text">
      <style:text-properties officeooo:rsid="005bd64c"/>
    </style:style>
    <style:style style:name="T31" style:family="text">
      <style:text-properties officeooo:rsid="005d488b"/>
    </style:style>
    <style:style style:name="T32" style:family="text">
      <style:text-properties officeooo:rsid="005df6f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Revue d<text:span text:style-name="T11">u découpages des</text:span> tâches<text:line-break/><text:span text:style-name="T10">et</text:span> de la charte graphique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5"><text:s text:c="2"/></text:span>Membres présents :</text:p>
      <text:list text:style-name="L1">
        <text:list-item>
          <text:p text:style-name="P42">Loïs ALLAIRE<text:tab/><text:tab/><text:span text:style-name="T3">NON </text:span><text:span text:style-name="T4">puis </text:span><text:span text:style-name="T3">OUI</text:span></text:p>
        </text:list-item>
        <text:list-item>
          <text:p text:style-name="P43">Hugo CLAMOND<text:tab/><text:span text:style-name="T3">OUI</text:span></text:p>
        </text:list-item>
        <text:list-item>
          <text:p text:style-name="P43">Axel MOURILLON<text:tab/><text:span text:style-name="T3">OUI</text:span></text:p>
        </text:list-item>
        <text:list-item>
          <text:p text:style-name="P43">Arthur YANG<text:tab/><text:tab/><text:span text:style-name="T3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26"><text:a xlink:type="simple" xlink:href="#__RefHeading___Toc263_1510177236" text:style-name="Index_20_Link" text:visited-style-name="Index_20_Link">Retour sur la présentation de la fiche projet tutoré<text:tab/>1</text:a></text:p>
          <text:p text:style-name="P27"><text:a xlink:type="simple" xlink:href="#__RefHeading___Toc277_1510177236" text:style-name="Index_20_Link" text:visited-style-name="Index_20_Link">Ressentis généraux<text:tab/>1</text:a></text:p>
          <text:p text:style-name="P27"><text:a xlink:type="simple" xlink:href="#__RefHeading___Toc277_1510177236%20Copie%201" text:style-name="Index_20_Link" text:visited-style-name="Index_20_Link">Reprise du site pour une publication<text:tab/>1</text:a></text:p>
          <text:p text:style-name="P26"><text:a xlink:type="simple" xlink:href="#__RefHeading___Toc263_1510177236%20Copie%201" text:style-name="Index_20_Link" text:visited-style-name="Index_20_Link">Revue du découpage des tâches<text:tab/>2</text:a></text:p>
          <text:p text:style-name="P27"><text:a xlink:type="simple" xlink:href="#__RefHeading___Toc281_1510177236" text:style-name="Index_20_Link" text:visited-style-name="Index_20_Link">Premier regard<text:tab/>2</text:a></text:p>
          <text:p text:style-name="P27"><text:a xlink:type="simple" xlink:href="#__RefHeading___Toc283_1510177236" text:style-name="Index_20_Link" text:visited-style-name="Index_20_Link">Remarques et suggestions<text:tab/>3</text:a></text:p>
          <text:p text:style-name="P26"><text:a xlink:type="simple" xlink:href="#__RefHeading___Toc263_1510177236%20Copie%202" text:style-name="Index_20_Link" text:visited-style-name="Index_20_Link">Charte graphique<text:tab/>4</text:a></text:p>
          <text:p text:style-name="P27"><text:a xlink:type="simple" xlink:href="#__RefHeading___Toc285_1510177236" text:style-name="Index_20_Link" text:visited-style-name="Index_20_Link">Présentation de la charte graphique<text:tab/>4</text:a></text:p>
          <text:p text:style-name="P27"><text:a xlink:type="simple" xlink:href="#__RefHeading___Toc287_1510177236" text:style-name="Index_20_Link" text:visited-style-name="Index_20_Link">Jalon 2 et 3 : présentation du projet et affiche<text:tab/>4</text:a></text:p>
          <text:p text:style-name="P26"><text:a xlink:type="simple" xlink:href="#__RefHeading___Toc263_1510177236%20Copie%202%20Copie%201" text:style-name="Index_20_Link" text:visited-style-name="Index_20_Link">Prochaine réunion<text:tab/>5</text:a></text:p>
          <text:p text:style-name="P27"><text:a xlink:type="simple" xlink:href="#__RefHeading___Toc289_1510177236" text:style-name="Index_20_Link" text:visited-style-name="Index_20_Link">Date<text:tab/>5</text:a></text:p>
          <text:p text:style-name="P27"><text:a xlink:type="simple" xlink:href="#__RefHeading___Toc291_1510177236" text:style-name="Index_20_Link" text:visited-style-name="Index_20_Link">Ordre du jour<text:tab/>5</text:a></text:p>
          <text:p text:style-name="P27"><text:a xlink:type="simple" xlink:href="#__RefHeading___Toc291_1510177236%20Copie%201" text:style-name="Index_20_Link" text:visited-style-name="Index_20_Link">Devoirs<text:tab/>5</text:a></text:p>
        </text:index-body>
      </text:table-of-content>
      <text:p text:style-name="Text_20_body"/>
      <text:p text:style-name="Text_20_body"/>
      <text:p text:style-name="P8"/>
      <text:p text:style-name="Text_20_body"/>
      <text:p text:style-name="P7">Le : <text:span text:style-name="T9">Samedi</text:span> <text:span text:style-name="T11">16 novembre 2024</text:span></text:p>
      <text:p text:style-name="Text_20_body"/>
      <text:h text:style-name="P28" text:outline-level="1"><text:bookmark-start text:name="__RefHeading___Toc263_1510177236"/>Retour sur la présentation de la fiche projet tutoré<text:bookmark-end text:name="__RefHeading___Toc263_1510177236"/></text:h>
      <text:h text:style-name="P32" text:outline-level="2"><text:bookmark-start text:name="__RefHeading___Toc277_1510177236"/>Ressentis généraux<text:bookmark-end text:name="__RefHeading___Toc277_1510177236"/></text:h>
      <text:p text:style-name="P13">Globalement on a été bon :</text:p>
      <text:list text:style-name="L2">
        <text:list-item>
          <text:p text:style-name="P44">Captivé l’attention l’attention de la prof et du public</text:p>
        </text:list-item>
        <text:list-item>
          <text:p text:style-name="P44">Générer de la curiosité pour le produit final</text:p>
        </text:list-item>
      </text:list>
      <text:p text:style-name="P13"/>
      <text:p text:style-name="P13">Améliorations :</text:p>
      <text:list text:style-name="L3">
        <text:list-item>
          <text:p text:style-name="P45">Mieux gérer le stress pendant les présentations</text:p>
        </text:list-item>
        <text:list-item>
          <text:p text:style-name="P46">Rendre les présentations plus vivantes et actives</text:p>
        </text:list-item>
      </text:list>
      <text:p text:style-name="Text_20_body"/>
      <text:p text:style-name="P16">Conclusion :</text:p>
      <text:p text:style-name="P16"><text:tab/>On garde le momentum, et on refait au moins aussi bien</text:p>
      <text:p text:style-name="Text_20_body"/>
      <text:p text:style-name="Text_20_body"/>
      <text:h text:style-name="P40" text:outline-level="2"><text:bookmark-start text:name="__RefHeading___Toc277_1510177236 Copie 1"/>Reprise du site pour une publication<text:bookmark-end text:name="__RefHeading___Toc277_1510177236 Copie 1"/></text:h>
      <text:p text:style-name="P57">Arthur : dû aux poursuites d’études, à priori NON. Peut évoluer</text:p>
      <text:p text:style-name="P57">Loïs : dû à des projets personnels, NON. Pas avant 2 ans en tout cas</text:p>
      <text:p text:style-name="Text_20_body"/>
      <text:p text:style-name="Text_20_body"/>
      <text:h text:style-name="P29" text:outline-level="1"><text:bookmark-start text:name="__RefHeading___Toc263_1510177236 Copie 1"/>Revue du découpage des tâches<text:bookmark-end text:name="__RefHeading___Toc263_1510177236 Copie 1"/></text:h>
      <text:h text:style-name="P33" text:outline-level="2"><text:bookmark-start text:name="__RefHeading___Toc281_1510177236"/>Premier regard<text:bookmark-end text:name="__RefHeading___Toc281_1510177236"/></text:h>
      <text:p text:style-name="P19">Cette section relève d’une prise de note. Prière de ne pas tenir compte de la lisibilité globale</text:p>
      <text:p text:style-name="P66"/>
      <text:p text:style-name="P73">Par tâches</text:p>
      <text:p text:style-name="P1">- Documentation à propos de la façon dont fonctionne les site de e-commerce </text:p>
      <text:p text:style-name="P60">&gt; Définition claire des infrastructures nécessaires (bâtiments, équipements informatiques, etc)</text:p>
      <text:p text:style-name="P60">&gt; Définition claire des techniques et méthodes de communications pour vendre des produits</text:p>
      <text:p text:style-name="P60">&gt; Définition claire des techniques et méthodes de communications pour vendre des services</text:p>
      <text:p text:style-name="P60">&gt; Définir les méthodes pour intégrer et gérer légalement les différents moyens de paiement</text:p>
      <text:p text:style-name="P60">&gt; Définition claire des aspects légaux et administratifs (conditions d’utilisation, RGPD , etc)</text:p>
      <text:p text:style-name="P2">&gt; Définir clairement notre degré de liberté vis-à-vis des contraintes GRETA/IUT (encore plus si publication)</text:p>
      <text:p text:style-name="P60">&gt; Se renseigner sur l'impact environnemental des produits achetés pour essayer de le réduire (acheter Français par exemple)</text:p>
      <text:p text:style-name="P60">&gt; Se renseigner sur l'essor de la communauté JDR pour avoir une vision social du projet</text:p>
      <text:p text:style-name="P1">- Proposer des produits et des services</text:p>
      <text:p text:style-name="P60">&gt; Établir une liste exhaustive des produits à proposer sur le site</text:p>
      <text:p text:style-name="P60">&gt; Établir une liste exhaustive des services à proposer sur le site</text:p>
      <text:p text:style-name="P60">&gt; Établir une politique de stock (flue tendu?, méthode de stockage?,... influe sur le prix de revient)</text:p>
      <text:p text:style-name="P60">&gt; Établir les prix des produits et des services à proposer sur le site</text:p>
      <text:p text:style-name="P60">&gt; Effectuer une revue de faisabilité (principalement pour les services)</text:p>
      <text:p text:style-name="P62">&gt; Effectuer une revue des points critiques de conformité des produits et des services proposés</text:p>
      <text:p text:style-name="P60">&gt; Se fournir les produits </text:p>
      <text:p text:style-name="P60">&gt; Designer les produits</text:p>
      <text:p text:style-name="P60">&gt; Préparer les offres de services</text:p>
      <text:p text:style-name="P1">- Créer le site</text:p>
      <text:p text:style-name="P60">&gt; Définir une charte graphique claire et exhaustive</text:p>
      <text:p text:style-name="P60">&gt; Designer le site : esthétisme et ergonomie <text:span text:style-name="T12">(penser au côté responsive)</text:span></text:p>
      <text:p text:style-name="P60">&gt; Créer la carte servant à la navigation dans le site</text:p>
      <text:p text:style-name="P60">&gt; Définir les technologies et outils de déploiement et de gestion </text:p>
      <text:p text:style-name="P60">&gt; Implémenter le site : version basique </text:p>
      <text:p text:style-name="P62">&gt; Fonctionnalités de base : navigation, pages, structure etc</text:p>
      <text:p text:style-name="P62">&gt; Intégrer les premiers produits aux sites</text:p>
      <text:p text:style-name="P62">&gt; Intégrer les premiers services aux sites</text:p>
      <text:p text:style-name="P62">&gt; Intégrer les différents moyens de paiement</text:p>
      <text:p text:style-name="P60">&gt; Implémenter le site : version améliorer</text:p>
      <text:p text:style-name="P62">&gt; Intégrer ou améliorer l'ergonomie et l'esthétisme </text:p>
      <text:p text:style-name="P62">&gt; Ajouter des fonctionnalités non-essentielles</text:p>
      <text:p text:style-name="P2">&gt; Essayer d'optimiser la consommation d'énergie de l'infrastructure mise en place</text:p>
      <text:p text:style-name="P1">- Gérer nos réseaux sociaux (si publication du projet)</text:p>
      <text:p text:style-name="P60">&gt; Préparer des publications à l'avance</text:p>
      <text:p text:style-name="P60">&gt; Ouvrir nos comptes (X, Instagram, Snapchat, Facebook, etc)</text:p>
      <text:p text:style-name="P60">&gt; Gérer les comptes : les maintenir relativement actifs, répondre aux commentaires, etc</text:p>
      <text:p text:style-name="P60">&gt; Communiquer sur le fait qu'on est écolo de fou là, le RSE, tout ça</text:p>
      <text:p text:style-name="P64">- Préparer et produire les jalons GRETA :</text:p>
      <text:p text:style-name="P60">&gt; Jalon 2 <text:span text:style-name="T13">et 3</text:span> : 05/12/2024</text:p>
      <text:p text:style-name="P62">- Objectif → prêt le 24/11/2024</text:p>
      <text:p text:style-name="P60">&gt; Jalon 4 :</text:p>
      <text:p text:style-name="P62">- Objectif → prêt le 09/02/2025</text:p>
      <text:p text:style-name="P65">&gt; <text:span text:style-name="T26">P</text:span>oint d'étape livrable 4 → <text:span text:style-name="T1">03/02/2025</text:span></text:p>
      <text:p text:style-name="P60">&gt; Jalon <text:span text:style-name="T26">5 et 6</text:span> :</text:p>
      <text:p text:style-name="P62">- Objectif → prêt le 0<text:span text:style-name="T26">4</text:span>/0<text:span text:style-name="T26">5</text:span>/2025</text:p>
      <text:p text:style-name="P65">&gt; <text:span text:style-name="T26">P</text:span>oint<text:span text:style-name="T26">s</text:span> d'étape<text:span text:style-name="T26">s</text:span> livrable<text:span text:style-name="T26">s</text:span> <text:span text:style-name="T26">5 et 6</text:span> → <text:span text:style-name="T26">24</text:span><text:span text:style-name="T1">/02/2025, </text:span><text:span text:style-name="T26">10</text:span><text:span text:style-name="T1">/0</text:span><text:span text:style-name="T26">3</text:span><text:span text:style-name="T1">/2025, </text:span><text:span text:style-name="T26">31</text:span><text:span text:style-name="T1">/0</text:span><text:span text:style-name="T26">3</text:span><text:span text:style-name="T1">/2025, </text:span><text:span text:style-name="T26">14</text:span><text:span text:style-name="T1">/0</text:span><text:span text:style-name="T26">4</text:span><text:span text:style-name="T1">/2025</text:span></text:p>
      <text:p text:style-name="P67"><text:soft-page-break/>&gt; Jalon <text:span text:style-name="T27">7, 8 et 9</text:span> :</text:p>
      <text:p text:style-name="P69">- Objectif → prêt le 0<text:span text:style-name="T27">1</text:span>/0<text:span text:style-name="T27">6</text:span>/2025</text:p>
      <text:p text:style-name="P70">&gt; <text:span text:style-name="T26">P</text:span>oint<text:span text:style-name="T26">s</text:span> d'étape<text:span text:style-name="T26">s</text:span> livrable<text:span text:style-name="T26">s</text:span> <text:span text:style-name="T27">7, 8 et 9</text:span> → <text:span text:style-name="T26">1</text:span><text:span text:style-name="T27">9</text:span><text:span text:style-name="T1">/0</text:span><text:span text:style-name="T27">5</text:span><text:span text:style-name="T1">/2025</text:span></text:p>
      <text:p text:style-name="P71"/>
      <text:p text:style-name="P72">Par axes :</text:p>
      <text:p text:style-name="P17">Expérience utilisateur et Communication</text:p>
      <text:p text:style-name="P1">- Proposer des produits et des services</text:p>
      <text:p text:style-name="P67">&gt; Établir une liste exhaustive des produits à proposer sur le site</text:p>
      <text:p text:style-name="P67">&gt; Établir une liste exhaustive des services à proposer sur le site</text:p>
      <text:p text:style-name="P67">&gt; Établir les prix des produits et des services à proposer sur le site</text:p>
      <text:p text:style-name="P1">- Gérer nos réseaux sociaux (si publication du projet)</text:p>
      <text:p text:style-name="P2">&gt; Gérer les comptes : les maintenir relativement actifs, répondre aux commentaires, etc</text:p>
      <text:p text:style-name="P1"/>
      <text:p text:style-name="P17">Gestion interne et Marketing</text:p>
      <text:p text:style-name="P1">- Documentation à propos de la façon dont fonctionne les site de e-commerce </text:p>
      <text:p text:style-name="P2">&gt; Définition claire des techniques et méthodes de communications pour vendre des produits et des services</text:p>
      <text:p text:style-name="P1">- Proposer des produits et des services</text:p>
      <text:p text:style-name="P67">&gt; Établir une politique de stock (flue tendu?, méthode de stockage?, ... influe sur le prix de revient)</text:p>
      <text:p text:style-name="P67">&gt; Établir les prix des produits et des services à proposer sur le site</text:p>
      <text:p text:style-name="P67">&gt; Effectuer une revue de faisabilité (principalement pour les services)</text:p>
      <text:p text:style-name="P67">&gt; Se fournir les produits </text:p>
      <text:p text:style-name="P67">&gt; Designer les produits</text:p>
      <text:p text:style-name="P67">&gt; Préparer les offres de services</text:p>
      <text:p text:style-name="P68">- Gérer nos réseaux sociaux (si publication du projet)</text:p>
      <text:p text:style-name="P67">&gt; Préparer des publications à l'avance</text:p>
      <text:p text:style-name="P67">&gt; Ouvrir nos comptes (X, Instagram, Snapchat, Facbook, etc)</text:p>
      <text:p text:style-name="P1"/>
      <text:p text:style-name="P17">Infrastructure</text:p>
      <text:p text:style-name="P1">- Documentation à propos de la façon dont fonctionne les site de e-commerce </text:p>
      <text:p text:style-name="P2">&gt; Définition claire des infrastructures nécessaires (bâtiments, équipements informatiques, etc)</text:p>
      <text:p text:style-name="P1"/>
      <text:p text:style-name="P17">Sécurité</text:p>
      <text:p text:style-name="P1">- Documentation à propos de la façon dont fonctionne les site de e-commerce </text:p>
      <text:p text:style-name="P2">&gt; Définition claire des techniques et méthodes de communications pour vendre des produits et des services</text:p>
      <text:p text:style-name="P1"/>
      <text:p text:style-name="P17">Formalisation et conformité</text:p>
      <text:p text:style-name="P1">- Documentation à propos de la façon dont fonctionne les site de e-commerce </text:p>
      <text:p text:style-name="P1"><text:tab/>&gt; Définition claire des aspects légaux et administratifs (conditions d’utilisation, RGPD , etc)</text:p>
      <text:p text:style-name="P2">&gt; Définir clairement notre degré de liberté vis-à-vis des contraintes GRETA/IUT (encore plus si publication)</text:p>
      <text:p text:style-name="P1"/>
      <text:p text:style-name="P1"/>
      <text:h text:style-name="P34" text:outline-level="2"><text:bookmark-start text:name="__RefHeading___Toc283_1510177236"/>Remarques et suggestions<text:bookmark-end text:name="__RefHeading___Toc283_1510177236"/></text:h>
      <text:p text:style-name="P15">- Intégrer aux tâche : Découpe du site en backend / frontend</text:p>
      <text:p text:style-name="P1">- <text:span text:style-name="T14">Globalement OK, à voir par la suite</text:span></text:p>
      <text:p text:style-name="P1"/>
      <text:h text:style-name="P30" text:outline-level="1"><text:bookmark-start text:name="__RefHeading___Toc263_1510177236 Copie 2"/>Charte graphique<text:bookmark-end text:name="__RefHeading___Toc263_1510177236 Copie 2"/></text:h>
      <text:h text:style-name="P35" text:outline-level="2"><text:bookmark-start text:name="__RefHeading___Toc285_1510177236"/>Présentation de la charte graphique<text:bookmark-end text:name="__RefHeading___Toc285_1510177236"/></text:h>
      <text:p text:style-name="P14">- Choix des polices d’éc<text:span text:style-name="T15">r</text:span>itures</text:p>
      <text:p text:style-name="P18">- Choix de la palette de couleurs</text:p>
      <text:p text:style-name="P1"/>
      <text:p text:style-name="P20">Remarques de workflow : dépôt de la charte graphique dans le <text:span text:style-name="T22">G</text:span>it et <text:span text:style-name="T28">revue d</text:span><text:span text:style-name="T29">u formattage</text:span> de celle-ci</text:p>
      <text:p text:style-name="P20"/>
      <text:p text:style-name="P1"/>
      <text:h text:style-name="P36" text:outline-level="2"><text:bookmark-start text:name="__RefHeading___Toc287_1510177236"/><text:span text:style-name="T16">J</text:span>alon <text:span text:style-name="T16">2 et</text:span> 3 : <text:span text:style-name="T16">présentation du projet et affiche</text:span><text:bookmark-end text:name="__RefHeading___Toc287_1510177236"/></text:h>
      <text:p text:style-name="P21">Rappel : commercial « pur », l’objectif est de nous vendre</text:p>
      <text:p text:style-name="P21"/>
      <text:p text:style-name="P21">3 points principaux :</text:p>
      <text:list text:style-name="L4">
        <text:list-item>
          <text:p text:style-name="P47">Lore, histoire du site, storytelling</text:p>
        </text:list-item>
        <text:list-item>
          <text:p text:style-name="P47">Affiche : genre médiévale, parchemins avec des brûlures</text:p>
        </text:list-item>
        <text:list-item>
          <text:p text:style-name="P48">Mise en scène : 3 min c’est court, nous devons marquer l’audience</text:p>
          <text:p text:style-name="P49">⇒ Raconter le lore du monde l’Étincelle (via notre expérience, etc)</text:p>
        </text:list-item>
      </text:list>
      <text:p text:style-name="P24"/>
      <text:p text:style-name="P23">Présentation jalon 2 :</text:p>
      <text:list text:style-name="L5">
        <text:list-item>
          <text:p text:style-name="P50"><text:span text:style-name="T18">Préparer </text:span><text:span text:style-name="T20">un support de diapositive</text:span></text:p>
        </text:list-item>
      </text:list>
      <text:p text:style-name="P24"/>
      <text:p text:style-name="P22">Affiche <text:span text:style-name="T21">(jalon 3)</text:span> : les points essentiels</text:p>
      <text:list text:style-name="L6">
        <text:list-item>
          <text:p text:style-name="P51">Logo : écrit et graphique</text:p>
        </text:list-item>
        <text:list-item>
          <text:p text:style-name="P51">Date de « publication » : <text:span text:style-name="T18">date du </text:span></text:p>
        </text:list-item>
        <text:list-item>
          <text:p text:style-name="P51">Réseaux sociaux, si réseaux il y a</text:p>
        </text:list-item>
        <text:list-item>
          <text:p text:style-name="P52">Intégrer des produits qui seront mis en vente</text:p>
        </text:list-item>
        <text:list-item>
          <text:p text:style-name="P52">Se poser les questions habituels et y répondre : </text:p>
          <text:list>
            <text:list-item>
              <text:p text:style-name="P52">POURQUOI ?</text:p>
            </text:list-item>
            <text:list-item>
              <text:p text:style-name="P52">QUI ?</text:p>
            </text:list-item>
            <text:list-item>
              <text:p text:style-name="P52">QUEL ?</text:p>
            </text:list-item>
            <text:list-item>
              <text:p text:style-name="P52">COMMENT ?</text:p>
            </text:list-item>
            <text:list-item>
              <text:p text:style-name="P52">OBJECTIFS ?</text:p>
            </text:list-item>
            <text:list-item>
              <text:p text:style-name="P52">PUBLIC CIBLE ?</text:p>
            </text:list-item>
            <text:list-item>
              <text:p text:style-name="P52">R<text:span text:style-name="T17">É</text:span>SULTAT PROJET ?</text:p>
            </text:list-item>
            <text:list-item>
              <text:p text:style-name="P52">OÙ ?</text:p>
            </text:list-item>
          </text:list>
        </text:list-item>
        <text:list-item>
          <text:p text:style-name="P53">Adapté le format pour du A2</text:p>
        </text:list-item>
        <text:list-item>
          <text:p text:style-name="P53">Lecture en « Z »</text:p>
          <text:p text:style-name="P52">⇒ Idées facultatives : logo pour les rôles de chaque membre, carte de présentation styli<text:span text:style-name="T19">sé</text:span> <text:span text:style-name="T19">façon </text:span>carte de <text:span text:style-name="T19">personnage</text:span></text:p>
        </text:list-item>
      </text:list>
      <text:p text:style-name="P1"/>
      <text:p text:style-name="P1"/>
      <text:p text:style-name="P25">⇒ Objectif : Avoir finit les préparatif des jalons 2 et 3 le 30/11/2024</text:p>
      <text:p text:style-name="P25"/>
      <text:p text:style-name="P25"/>
      <text:p text:style-name="P25"/>
      <text:h text:style-name="P31" text:outline-level="1"><text:bookmark-start text:name="__RefHeading___Toc263_1510177236 Copie 2 Copie 1"/>Prochaine réunion<text:bookmark-end text:name="__RefHeading___Toc263_1510177236 Copie 2 Copie 1"/></text:h>
      <text:h text:style-name="P37" text:outline-level="2"><text:bookmark-start text:name="__RefHeading___Toc289_1510177236"/>Date<text:bookmark-end text:name="__RefHeading___Toc289_1510177236"/></text:h>
      <text:p text:style-name="P12"><text:span text:style-name="T6">S</text:span><text:span text:style-name="T7">amedi </text:span><text:span text:style-name="T23">23</text:span><text:span text:style-name="T8"> </text:span><text:span text:style-name="T23">novembre 2024</text:span><text:span text:style-name="T7">, </text:span><text:span text:style-name="T6">de 14h30 à 16h30</text:span></text:p>
      <text:p text:style-name="P3"/>
      <text:p text:style-name="P3"/>
      <text:h text:style-name="P38" text:outline-level="2"><text:bookmark-start text:name="__RefHeading___Toc291_1510177236"/>Ordre du jour<text:bookmark-end text:name="__RefHeading___Toc291_1510177236"/></text:h>
      <text:list text:style-name="L7">
        <text:list-item>
          <text:p text:style-name="P74"><text:span text:style-name="T30">Présentation du découpage des tâches </text:span><text:span text:style-name="T23">GANTT </text:span><text:span text:style-name="T30">(et rappel des workflow associés) </text:span></text:p>
        </text:list-item>
        <text:list-item>
          <text:p text:style-name="P74"><text:span text:style-name="T24">Point avancement </text:span><text:span text:style-name="T30">sur le j</text:span><text:span text:style-name="T23">alon 2 </text:span><text:span text:style-name="T30">(</text:span><text:span text:style-name="T23">texte </text:span><text:span text:style-name="T30">de présentation</text:span><text:span text:style-name="T23"> et mise en scène</text:span><text:span text:style-name="T30">)</text:span></text:p>
        </text:list-item>
        <text:list-item>
          <text:p text:style-name="P74"><text:span text:style-name="T24">Point avancement </text:span><text:span text:style-name="T30">sur le j</text:span><text:span text:style-name="T23">alon 3 </text:span><text:span text:style-name="T30">(</text:span><text:span text:style-name="T23">affiche</text:span><text:span text:style-name="T30">)</text:span></text:p>
        </text:list-item>
      </text:list>
      <text:p text:style-name="P3"/>
      <text:p text:style-name="P3"/>
      <text:h text:style-name="P39" text:outline-level="2"><text:bookmark-start text:name="__RefHeading___Toc291_1510177236 Copie 1"/>Devoirs<text:bookmark-end text:name="__RefHeading___Toc291_1510177236 Copie 1"/></text:h>
      <text:p text:style-name="P55">Arthur : </text:p>
      <text:p text:style-name="P55"><text:tab/><text:span text:style-name="T31">Préparer des idées et des proposition de m</text:span>ise en scène</text:p>
      <text:p text:style-name="P55">Lois et Hugo :</text:p>
      <text:p text:style-name="P55"><text:tab/>É<text:span text:style-name="T31">laboration d’une première version de l’a</text:span>ffiche <text:span text:style-name="T31">de présentation/publicité </text:span></text:p>
      <text:p text:style-name="P55">Lois : </text:p>
      <text:p text:style-name="P56"><text:tab/><text:span text:style-name="T31">Reprendre le formatage de la c</text:span>harte <text:span text:style-name="T31">graphique et la déposer </text:span>dans Git</text:p>
      <text:p text:style-name="P55">Axel :</text:p>
      <text:p text:style-name="P55"><text:tab/><text:span text:style-name="T32">Finir la première version du fichier </text:span>GANTT</text:p>
      <text:p text:style-name="P55"><text:tab/><text:span text:style-name="T32">Préparer un premier jet du texte de présentation du projet</text:span></text:p>
      <text:p text:style-name="P7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54edc6"/>
    </style:style>
    <style:style style:name="MT2" style:family="text">
      <style:text-properties officeooo:rsid="003a9cb0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<text:span text:style-name="MT1">D</text:span>écoupages des tâches et charte graphique</text:p>
      </style:header>
      <style:footer>
        <text:p text:style-name="Header"><text:span text:style-name="MT2">16/11/2024</text:span><text:tab/><text:tab/><text:span text:style-name="MT3">Page : </text:span><text:span text:style-name="MT3"><text:page-number text:select-page="current">5</text:page-number></text:span><text:span text:style-name="MT3"><text:s/>/ </text:span><text:span text:style-name="MT3"><text:expression text:formula="ooow:page-2" office:value-type="float" office:value="5" style:data-style-name="N0">5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16T16:28:23.062000000</dc:date>
    <meta:editing-duration>PT3H2M33S</meta:editing-duration>
    <meta:editing-cycles>88</meta:editing-cycles>
    <meta:generator>LibreOffice/7.5.2.2$Windows_X86_64 LibreOffice_project/53bb9681a964705cf672590721dbc85eb4d0c3a2</meta:generator>
    <meta:document-statistic meta:table-count="0" meta:image-count="0" meta:object-count="0" meta:page-count="7" meta:paragraph-count="174" meta:word-count="1383" meta:character-count="7961" meta:non-whitespace-character-count="6754"/>
  </office:meta>
</office:document-meta>
</file>